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Lucida Grande" svg:font-family="'Lucida Grande', 'Courier New'"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in" fo:border="none"/>
    </style:style>
    <style:style style:name="Table2" style:family="table">
      <style:table-properties style:width="6.9194in" table:align="margins" style:writing-mode="lr-tb"/>
    </style:style>
    <style:style style:name="Table2.A" style:family="table-column">
      <style:table-column-properties style:column-width="3.4597in" style:rel-column-width="32767*"/>
    </style:style>
    <style:style style:name="Table2.B" style:family="table-column">
      <style:table-column-properties style:column-width="3.4597in" style:rel-column-width="32768*"/>
    </style:style>
    <style:style style:name="Table2.1" style:family="table-row">
      <style:table-row-properties style:min-row-height="0.2708in"/>
    </style:style>
    <style:style style:name="Table2.A1" style:family="table-cell">
      <style:table-cell-properties fo:padding="0.0382in" fo:border-left="none" fo:border-right="none" fo:border-top="0.0069in solid #000000" fo:border-bottom="0.0069in solid #000000"/>
    </style:style>
    <style:style style:name="Table2.A2" style:family="table-cell">
      <style:table-cell-properties fo:padding="0.0382in"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8.75pt" style:font-size-complex="10pt"/>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underline-style="none" fo:font-weight="normal" style:font-weight-asian="normal" style:font-weight-complex="normal"/>
    </style:style>
    <style:style style:name="P5" style:family="paragraph" style:parent-style-name="Standard">
      <style:paragraph-properties fo:text-align="center" style:justify-single-word="fals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language="es" fo:country="MX" fo:font-weight="bold" style:font-weight-asian="bold"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margin-left="0.5in" fo:margin-right="0in" fo:text-indent="-0.5in" style:auto-text-indent="false">
        <style:tab-stops/>
      </style:paragraph-properties>
    </style:style>
    <style:style style:name="P11" style:family="paragraph" style:parent-style-name="Standard">
      <style:paragraph-properties fo:margin-left="0.5in" fo:margin-right="0in" fo:text-align="justify" style:justify-single-word="false" fo:text-indent="-0.5in" style:auto-text-indent="false">
        <style:tab-stops/>
      </style:paragraph-properties>
    </style:style>
    <style:style style:name="P12" style:family="paragraph" style:parent-style-name="Standard">
      <style:paragraph-properties fo:margin-left="0.5in" fo:margin-right="0in" fo:text-indent="-0.5in" style:auto-text-indent="false">
        <style:tab-stops/>
      </style:paragraph-properties>
      <style:text-properties fo:color="#000000" style:text-underline-style="none"/>
    </style:style>
    <style:style style:name="P13" style:family="paragraph" style:parent-style-name="Standard">
      <style:paragraph-properties fo:margin-left="0.5in" fo:margin-right="0in" fo:text-align="justify" style:justify-single-word="false" fo:text-indent="-0.5in" style:auto-text-indent="false">
        <style:tab-stops/>
      </style:paragraph-properties>
      <style:text-properties style:text-underline-style="none"/>
    </style:style>
    <style:style style:name="P14" style:family="paragraph" style:parent-style-name="Standard">
      <style:paragraph-properties fo:margin-left="0.5in" fo:margin-right="0in" fo:text-align="justify" style:justify-single-word="false" fo:text-indent="-0.5in" style:auto-text-indent="false">
        <style:tab-stops/>
      </style:paragraph-properties>
      <style:text-properties fo:font-style="normal" style:font-style-asian="normal" style:font-style-complex="normal"/>
    </style:style>
    <style:style style:name="P15" style:family="paragraph" style:parent-style-name="Standard">
      <style:paragraph-properties fo:margin-left="0.5in" fo:margin-right="0in" fo:text-align="justify" style:justify-single-word="false" fo:text-indent="-0.5in" style:auto-text-indent="false">
        <style:tab-stops/>
      </style:paragraph-properties>
      <style:text-properties fo:font-size="10pt" style:font-size-asian="10pt" style:font-size-complex="10pt"/>
    </style:style>
    <style:style style:name="P16" style:family="paragraph" style:parent-style-name="Text_20_body">
      <style:paragraph-properties fo:margin-left="0.5in" fo:margin-right="0in" fo:text-align="justify" style:justify-single-word="false" fo:text-indent="-0.5in" style:auto-text-indent="false">
        <style:tab-stops/>
      </style:paragraph-properties>
    </style:style>
    <style:style style:name="P17" style:family="paragraph" style:parent-style-name="Standard">
      <style:paragraph-properties fo:margin-left="0in" fo:margin-right="0in" fo:text-indent="0in" style:auto-text-indent="false">
        <style:tab-stops/>
      </style:paragraph-properties>
    </style:style>
    <style:style style:name="P18" style:family="paragraph" style:parent-style-name="Standard">
      <style:paragraph-properties fo:margin-left="0in" fo:margin-right="0in" fo:text-align="justify" style:justify-single-word="false" fo:text-indent="0in" style:auto-text-indent="false">
        <style:tab-stops/>
      </style:paragraph-properties>
    </style:style>
    <style:style style:name="P19" style:family="paragraph" style:parent-style-name="Standard">
      <style:paragraph-properties fo:margin-left="0in" fo:margin-right="0in" fo:text-align="justify" style:justify-single-word="false" fo:text-indent="0in" style:auto-text-indent="false">
        <style:tab-stops/>
      </style:paragraph-properties>
      <style:text-properties style:text-underline-style="none"/>
    </style:style>
    <style:style style:name="P20" style:family="paragraph" style:parent-style-name="Text_20_body">
      <style:paragraph-properties fo:margin-left="0in" fo:margin-right="0in" fo:text-align="justify" style:justify-single-word="false" fo:text-indent="0in" style:auto-text-indent="false">
        <style:tab-stops/>
      </style:paragraph-properties>
    </style:style>
    <style:style style:name="P21" style:family="paragraph" style:parent-style-name="Standard">
      <style:paragraph-properties fo:line-height="150%" fo:text-align="justify" style:justify-single-word="false" style:shadow="none"/>
      <style:text-properties style:text-underline-style="solid" style:text-underline-width="auto" style:text-underline-color="font-color"/>
    </style:style>
    <style:style style:name="P22" style:family="paragraph" style:parent-style-name="Standard">
      <style:paragraph-properties fo:line-height="150%" fo:text-align="justify" style:justify-single-word="false" style:shadow="none"/>
      <style:text-properties style:text-underline-style="solid" style:text-underline-width="auto" style:text-underline-color="font-color" fo:font-weight="normal" style:font-weight-asian="normal" style:font-weight-complex="normal"/>
    </style:style>
    <style:style style:name="P23" style:family="paragraph" style:parent-style-name="Text_20_body">
      <style:paragraph-properties fo:line-height="150%" fo:text-align="justify" style:justify-single-word="false" style:shadow="none"/>
    </style:style>
    <style:style style:name="P24" style:family="paragraph" style:parent-style-name="Text_20_body">
      <style:paragraph-properties fo:line-height="150%" fo:text-align="justify" style:justify-single-word="false" style:shadow="none"/>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paragraph-properties fo:line-height="150%" fo:text-align="justify" style:justify-single-word="false" style:shadow="none"/>
      <style:text-properties style:text-underline-style="solid" style:text-underline-width="auto" style:text-underline-color="font-color"/>
    </style:style>
    <style:style style:name="P26" style:family="paragraph" style:parent-style-name="Text_20_body">
      <style:paragraph-properties fo:line-height="150%" fo:text-align="justify" style:justify-single-word="false" style:shadow="non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27" style:family="paragraph" style:parent-style-name="Text_20_body">
      <style:paragraph-properties fo:line-height="150%" fo:text-align="justify" style:justify-single-word="false" style:shadow="none"/>
      <style:text-properties fo:color="#000000"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P28" style:family="paragraph" style:parent-style-name="Text_20_body">
      <style:paragraph-properties fo:line-height="150%" fo:text-align="justify" style:justify-single-word="false" style:shadow="none"/>
      <style:text-properties fo:font-weight="normal" style:font-weight-asian="normal" style:font-weight-complex="normal"/>
    </style:style>
    <style:style style:name="P29" style:family="paragraph" style:parent-style-name="Text_20_body">
      <style:paragraph-properties fo:text-align="center" style:justify-single-word="false"/>
      <style:text-properties style:text-underline-style="none" fo:font-weight="bold" style:font-weight-asian="bold" style:font-weight-complex="bold"/>
    </style:style>
    <style:style style:name="P30" style:family="paragraph" style:parent-style-name="Text_20_body">
      <style:paragraph-properties fo:line-height="150%" fo:text-align="justify" style:justify-single-word="false"/>
      <style:text-properties fo:color="#000000" style:font-name="Times New Roman1" fo:font-style="normal" style:text-underline-style="solid" style:text-underline-width="auto" style:text-underline-color="font-color" fo:font-weight="normal" style:font-name-asian="Times New Roman1" style:font-style-asian="normal" style:font-weight-asian="normal" style:font-name-complex="Times New Roman1" style:font-style-complex="normal" style:font-weight-complex="normal"/>
    </style:style>
    <style:style style:name="P31" style:family="paragraph" style:parent-style-name="Text_20_body">
      <style:paragraph-properties fo:line-height="150%" fo:text-align="justify" style:justify-single-word="false"/>
      <style:text-properties fo:color="#000000"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center" style:justify-single-word="false"/>
    </style:style>
    <style:style style:name="P34" style:family="paragraph" style:parent-style-name="Text_20_body">
      <style:paragraph-properties fo:text-align="center" style:justify-single-word="false"/>
      <style:text-properties fo:font-weight="normal" style:font-weight-asian="normal" style:font-weight-complex="normal"/>
    </style:style>
    <style:style style:name="P35" style:family="paragraph" style:parent-style-name="Text_20_body">
      <style:paragraph-properties fo:text-align="justify" style:justify-single-word="false"/>
      <style:text-properties fo:font-size="10.5pt" style:text-underline-style="none" style:font-size-asian="10.5pt" style:font-size-complex="10.5pt"/>
    </style:style>
    <style:style style:name="P36" style:family="paragraph" style:parent-style-name="Text_20_body">
      <style:paragraph-properties fo:text-align="start" style:justify-single-word="false"/>
      <style:text-properties fo:font-size="10.5pt" style:text-underline-style="none" style:font-size-asian="10.5pt" style:font-size-complex="10.5pt"/>
    </style:style>
    <style:style style:name="P37" style:family="paragraph" style:parent-style-name="Table_20_Contents">
      <style:paragraph-properties fo:text-align="center" style:justify-single-word="false"/>
      <style:text-properties fo:font-size="11pt" style:text-underline-style="solid" style:text-underline-width="auto" style:text-underline-color="font-color" style:font-size-asian="11pt" style:font-size-complex="11pt"/>
    </style:style>
    <style:style style:name="P38" style:family="paragraph" style:parent-style-name="Table_20_Contents">
      <style:text-properties fo:font-size="11pt" fo:font-style="italic" style:font-size-asian="11pt" style:font-style-asian="italic" style:font-size-complex="11pt" style:font-style-complex="italic"/>
    </style:style>
    <style:style style:name="P39" style:family="paragraph" style:parent-style-name="Table_20_Contents">
      <style:paragraph-properties fo:text-align="start" style:justify-single-word="false"/>
      <style:text-properties fo:font-size="11pt" fo:font-style="italic" style:font-size-asian="11pt" style:font-style-asian="italic" style:font-size-complex="11pt" style:font-style-complex="italic"/>
    </style:style>
    <style:style style:name="P40" style:family="paragraph" style:parent-style-name="Table_20_Contents">
      <style:paragraph-properties fo:text-align="justify" style:justify-single-word="false"/>
      <style:text-properties fo:font-size="11pt" fo:font-style="italic" style:font-size-asian="11pt" style:font-style-asian="italic" style:font-size-complex="11pt" style:font-style-complex="italic"/>
    </style:style>
    <style:style style:name="P41" style:family="paragraph" style:parent-style-name="Table_20_Contents">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42" style:family="paragraph" style:parent-style-name="Table_20_Contents">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43" style:family="paragraph" style:parent-style-name="Standard">
      <style:paragraph-properties fo:text-align="start" style:justify-single-word="false" fo:break-before="page"/>
      <style:text-properties fo:color="#000000" style:font-name="Times New Roman1" fo:font-style="normal" style:text-underline-style="none" fo:font-weight="bold" style:font-name-asian="Times New Roman1" style:font-style-asian="normal" style:font-weight-asian="bold" style:font-name-complex="Times New Roman1" style:font-style-complex="normal" style:font-weight-complex="bold"/>
    </style:style>
    <style:style style:name="P44" style:family="paragraph" style:parent-style-name="Table_20_Contents" style:list-style-name="L1">
      <style:paragraph-properties fo:text-align="start" style:justify-single-word="false"/>
      <style:text-properties fo:font-size="11pt" style:font-size-asian="11pt" style:font-size-complex="11pt"/>
    </style:style>
    <style:style style:name="P45" style:family="paragraph" style:parent-style-name="Table_20_Contents" style:list-style-name="L6">
      <style:text-properties fo:font-size="11pt" style:font-size-asian="11pt" style:font-size-complex="11pt"/>
    </style:style>
    <style:style style:name="P46" style:family="paragraph" style:parent-style-name="Table_20_Contents" style:list-style-name="L2">
      <style:paragraph-properties fo:text-align="start" style:justify-single-word="false"/>
      <style:text-properties fo:font-size="11pt" fo:font-style="normal" style:font-size-asian="11pt" style:font-style-asian="normal" style:font-size-complex="11pt" style:font-style-complex="normal"/>
    </style:style>
    <style:style style:name="P47" style:family="paragraph" style:parent-style-name="Table_20_Contents" style:list-style-name="L3">
      <style:paragraph-properties fo:text-align="start" style:justify-single-word="false"/>
      <style:text-properties fo:font-size="11pt" fo:font-style="normal" style:font-size-asian="11pt" style:font-style-asian="normal" style:font-size-complex="11pt" style:font-style-complex="normal"/>
    </style:style>
    <style:style style:name="P48" style:family="paragraph" style:parent-style-name="Table_20_Contents" style:list-style-name="L4">
      <style:paragraph-properties fo:text-align="start" style:justify-single-word="false"/>
      <style:text-properties fo:font-size="11pt" fo:font-style="normal" style:font-size-asian="11pt" style:font-style-asian="normal" style:font-size-complex="11pt" style:font-style-complex="normal"/>
    </style:style>
    <style:style style:name="P49" style:family="paragraph" style:parent-style-name="Table_20_Contents" style:list-style-name="L5">
      <style:paragraph-properties fo:text-align="start" style:justify-single-word="false"/>
      <style:text-properties fo:font-size="11pt" fo:font-style="normal" style:font-size-asian="11pt" style:font-style-asian="normal" style:font-size-complex="11pt" style:font-style-complex="normal"/>
    </style:style>
    <style:style style:name="P50" style:family="paragraph" style:parent-style-name="Table_20_Contents" style:list-style-name="L7">
      <style:paragraph-properties fo:text-align="start" style:justify-single-word="false"/>
      <style:text-properties fo:font-size="11pt" fo:font-style="normal" style:font-size-asian="11pt" style:font-style-asian="normal" style:font-size-complex="11pt" style:font-style-complex="normal"/>
    </style:style>
    <style:style style:name="P51" style:family="paragraph" style:parent-style-name="Table_20_Contents" style:list-style-name="L8">
      <style:paragraph-properties fo:text-align="start" style:justify-single-word="false"/>
      <style:text-properties fo:font-size="11pt" fo:font-style="normal" style:font-size-asian="11pt" style:font-style-asian="normal" style:font-size-complex="11pt" style:font-style-complex="normal"/>
    </style:style>
    <style:style style:name="P52" style:family="paragraph" style:parent-style-name="Table_20_Contents" style:list-style-name="L9">
      <style:paragraph-properties fo:text-align="start" style:justify-single-word="false"/>
      <style:text-properties fo:font-size="11pt" fo:font-style="normal" style:font-size-asian="11pt" style:font-style-asian="normal" style:font-size-complex="11pt" style:font-style-complex="normal"/>
    </style:style>
    <style:style style:name="P53" style:family="paragraph" style:parent-style-name="Table_20_Contents" style:list-style-name="L2">
      <style:text-properties fo:font-size="11pt" fo:font-style="normal" style:font-size-asian="11pt" style:font-style-asian="normal" style:font-size-complex="11pt" style:font-style-complex="normal"/>
    </style:style>
    <style:style style:name="P54" style:family="paragraph" style:parent-style-name="Standard" style:master-page-name="First_20_Page">
      <style:paragraph-properties fo:text-align="center" style:justify-single-word="false" style:page-number="auto"/>
      <style:text-properties fo:language="es" fo:country="MX" fo:font-weight="bold" style:font-weight-asian="bold" style:font-weight-complex="bold"/>
    </style:style>
    <style:style style:name="P55" style:family="paragraph" style:parent-style-name="Standard" style:master-page-name="Standard">
      <style:paragraph-properties fo:text-align="center" style:justify-single-word="false" style:page-number="auto" fo:break-before="page"/>
      <style:text-properties style:text-underline-style="none" fo:font-weight="bold" style:font-weight-asian="bold" style:font-weight-complex="bold"/>
    </style:style>
    <style:style style:name="P56" style:family="paragraph" style:parent-style-name="Text_20_body" style:master-page-name="Standard">
      <style:paragraph-properties fo:text-align="center" style:justify-single-word="false" style:page-number="auto" fo:break-before="page"/>
      <style:text-properties fo:font-weight="bold" style:font-weight-asian="bold" style:font-weight-complex="bold"/>
    </style:style>
    <style:style style:name="P57" style:family="paragraph" style:parent-style-name="Text_20_body" style:master-page-name="Standard">
      <style:paragraph-properties fo:line-height="150%" fo:text-align="justify" style:justify-single-word="false" style:page-number="auto" style:shadow="none"/>
    </style:style>
    <style:style style:name="P58" style:family="paragraph" style:parent-style-name="Text_20_body" style:list-style-name="L10">
      <style:paragraph-properties fo:line-height="150%" fo:text-align="justify" style:justify-single-word="false" style:shadow="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per 58%"/>
    </style:style>
    <style:style style:name="T9" style:family="text">
      <style:text-properties fo:color="#000000"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0" style:family="text">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1" style:family="text">
      <style:text-properties fo:font-weight="normal" style:font-weight-asian="normal" style:font-weight-complex="normal"/>
    </style:style>
    <style:style style:name="T12" style:family="text">
      <style:text-properties fo:language="en" fo:country="none"/>
    </style:style>
    <style:style style:name="T13" style:family="text">
      <style:text-properties fo:language="es" fo:country="MX"/>
    </style:style>
    <style:style style:name="T1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Note: 3 Oct ? 300,000 gallons raw sewage released in to the Willamette from pump failure in West Lynn</text:p>
      <text:p text:style-name="P8"/>
      <text:p text:style-name="P8"/>
      <text:p text:style-name="P8"/>
      <text:p text:style-name="P8"/>
      <text:p text:style-name="P8"/>
      <text:p text:style-name="P8"/>
      <text:p text:style-name="P8"/>
      <text:p text:style-name="P6"><text:span text:style-name="T13">El Papel Relevante de Saneamiento</text:span> Ecológico </text:p>
      <text:p text:style-name="P6">en la Agricultura Urbana</text:p>
      <text:p text:style-name="P9">(en inglés y español)</text:p>
      <text:p text:style-name="P6"/>
      <text:p text:style-name="P7"/>
      <text:p text:style-name="P7">Submitted in Partial Fulfillment of the Requirements </text:p>
      <text:p text:style-name="P7">for Global Sustainable Development, INTL 507</text:p>
      <text:p text:style-name="P7"/>
      <text:p text:style-name="P7">Bruce D. Marron</text:p>
      <text:p text:style-name="P5">December 2011</text:p>
      <text:p text:style-name="P43">Why the proposed research is important</text:p>
      <text:p text:style-name="P27">A review of the two systems of modern agriculture and their respective ability to maintain long-term productivity in order to feed us without severely damaging the planet.</text:p>
      <text:p text:style-name="P26"/>
      <text:p text:style-name="P22">The Systems of Modern Agriculture</text:p>
      <text:p text:style-name="P23">Today, the term “modern agriculture” applies equally to two, very different and completely divergent agricultural systems each of which has its own set of organizing principles, ethical doctrines, staunchly defended paradigms, and professional practices. <text:s/>Both of these modern agricultural systems, which were born in the middle half of the 20<text:span text:style-name="T8">th</text:span> century shortly after the Second World War (the postwar period), share as their common ancestor the traditional agriculture system(s) practiced by people world-wide over the millennia. <text:s/>The 1950s and 1960s saw strong social, political, economic, scientific, and environmental pressures brought to bear on the traditional agricultural system(s). <text:s/>Under this stress, the traditional agricultural system(s) ruptured birthing two, new systems. <text:s/>For the first of these new systems of modern agriculture I will use the term <text:span text:style-name="T4">agribusiness</text:span>. <text:s/>For the second, I will use the term <text:span text:style-name="T4">agroecology</text:span> (or <text:span text:style-name="T3">agroecología</text:span><text:span text:style-name="T5"> in Mexico and Latin America</text:span>.) <text:s/>Since their inception, proponents of agribusiness (“conventional” agriculture) and proponents of agroecology (“alternative” agriculture) have debated the merits of their respective systems – a conflict that has been strongly polarized since at least the 1980s (the Earl Butz vs. Wendell Berry debate) with antithetical views derived from fundamentally divergent paradigms (Beus and Dunlap 1990). <text:s/>Although the professional practices of the two agricultural systems continue to evolve with agribusiness proclaiming the dawn of “precision agriculture<text:note text:id="ftn1" text:note-class="footnote"><text:note-citation>1</text:note-citation><text:note-body><text:p text:style-name="Footnote">Precision agriculture includes a set of new high technologies, such as information technology, organisms technology and engineering technology that are being implemented on the “big farms”(Aimin et al. <text:s/>2000). <text:s/>In Hermiston, Oregon, <text:s/>this includes growing watermelons (<text:span text:style-name="T1">Citrullus lanatus) </text:span>using a Global Positioning System (GPS) to monitor real-time soil moisture and nutrient levels and then, using a smart phone, signal an Internet-based irrigation system to deliver the required balances of water and fertilizer at a nearly plant-by-plant level (personal observation).</text:p></text:note-body></text:note>” <text:s/>and agroecology promoting “permaculture design<text:note text:id="ftn2" text:note-class="footnote"><text:note-citation>2</text:note-citation><text:note-body><text:p text:style-name="Footnote">In the late 1970s Bill Mollison and David Holmgren developed and refined the principles of permaculture (i.e., <text:span text:style-name="T4">perma</text:span>nent agri<text:span text:style-name="T4">culture</text:span>) defined as, <text:s/>“the conscious design and maintenance of agriculturally productive ecosystems which have the diversity, stability, and resilience of natural ecosystems” (Mollison 1988). <text:s/>Permaculture Design Courses are now offered world-wide.</text:p></text:note-body></text:note>” and “urban agriculture<text:note text:id="ftn3" text:note-class="footnote"><text:note-citation>3</text:note-citation><text:note-body><text:p text:style-name="Footnote">The many definitions of urban agriculture include those from the United Nations Development Programme, the Council for Agricultural Science and Technology, <text:s/>and the Community Food Security Coalition's Urban Agriculture Committee, to name just a few. <text:s/>A simple definition is “the growing, processing, and distributing of food and other products through intensive plant cultivation and animal husbandry in and around cities”(Bailkey and Nasr 2000).</text:p></text:note-body></text:note>,” <text:s/>the key <text:soft-page-break/>elements of the competing systems have not really changed since they were clearly stated by Beus and Dunlap (1990). <text:s/>The key elements of the competing agricultural systems are given in Table 1.</text:p>
      <text:p text:style-name="P23"/>
      <text:p text:style-name="P23">What has changed are the stakes (Hansen 2008; Broder 2009). <text:s/>It is now very clear that, unless there are dramatic changes to “business as usual”, this century will see human beings and many, many other species facing unprecedented challenges to their survival, quite literally, as a result of stupendous environmental, economic, and geopolitical turmoil driven by global climate change, the rapid decline of petroleum and mineral reserves, and ecosystem collapse (Olson and Dinerstein 1998; Sala et al. 2000; Lenton et al. 2008; Brinkman et al. 2010; Crotty 2009; Rogoff 1999; DesJardins 1998; Goodland and Ledec 1987; <text:s/>McKibben 2010; Lovelock 2010; Pachauri and Reisinger 2007; Deffeyes 2008; Kew, 2010). <text:s/>These looming and extant global crises (e.g., the food riots in dozens of food-importing countries in 2008 and in Mozambique in 2010, the catastrophic decline in the Gulf of Mexico's fish and shrimp harvests in 2010, <text:s/>the catastrophic fires in Russia's main wheat production areas in 2010, the devastating floods in Pakistan in 2010, the Sampled Red List Index for Plants 2010 report<text:note text:id="ftn4" text:note-class="footnote"><text:note-citation>4</text:note-citation><text:note-body><text:p text:style-name="P15">The Sampled Red List Index for Plants summarizes information on the taxonomy, conservation status and distribution of species for the world’s major groups of plants and can be used to indicate whether the conservation status of a species or group of species is getting better or worse. <text:s/>In a 2010 press release, the Royal Botanical Gardens, Kew together with the Natural History Museum, London report that one-fifth of world's plants are at risk based on a study conducted by and the International Union for Conservation of Nature (IUCN). </text:p></text:note-body></text:note> , etc.) are the direct consequence of the cumulative and synergistic effects from the industrial, agricultural, political, and economic activities of over 6,800 million people – all of whom need clean water, nutritious food, long-term shelter, and just livelihood <text:span text:style-name="T2">every day</text:span>. <text:s/>Regardless of the fact that there are very complicated systems that drive changes in human population, or that there is anything but a consensus as to what the “correct” number of people living on our planet should be (Arrow et al. 1995; Davidson 2000; Daily and Ehrlich 1996), in my mind (as in the minds of many) these looming and extant global crises raise a very simple question -- “Who will feed us?”</text:p>
      <text:p text:style-name="P23"/>
      <text:p text:style-name="P23"/>
      <text:p text:style-name="P56">Table 1.<text:tab/>Key Elements of the Competing Agricultural Systems</text:p>
      <text:p text:style-name="P34">(adapted from Beus and Dunlap, 1990)</text:p>
      <table:table table:name="Table1" table:style-name="Table1">
        <table:table-column table:style-name="Table1.A"/>
        <table:table-column table:style-name="Table1.B"/>
        <table:table-row>
          <table:table-cell table:style-name="Table1.A1" office:value-type="string">
            <text:p text:style-name="P37">Agribusiness</text:p>
            <text:p text:style-name="P39">Centralization</text:p>
            <text:list text:style-name="L1">
              <text:list-item>
                <text:p text:style-name="P44">National/international production, processing, and marketing</text:p>
              </text:list-item>
              <text:list-item>
                <text:p text:style-name="P44">Concentrated populations; fewer farmers</text:p>
              </text:list-item>
              <text:list-item>
                <text:p text:style-name="P44">Concentrated control of land, resources, and capital</text:p>
              </text:list-item>
            </text:list>
            <text:p text:style-name="P38">Dependence</text:p>
            <text:list text:style-name="L2">
              <text:list-item>
                <text:p text:style-name="P46">Larger, high-capital production units and technology</text:p>
              </text:list-item>
              <text:list-item>
                <text:p text:style-name="P46">Heavy reliance on external sources of energy, inputs, and credit</text:p>
              </text:list-item>
              <text:list-item>
                <text:p text:style-name="P46">Consumerism and dependence on the market</text:p>
              </text:list-item>
              <text:list-item>
                <text:p text:style-name="P46">Primary emphasis on specialists and experts</text:p>
              </text:list-item>
            </text:list>
            <text:p text:style-name="P39"/>
            <text:p text:style-name="P39">Competition</text:p>
            <text:list text:style-name="L3">
              <text:list-item>
                <text:p text:style-name="P47">Lack of cooperation; self-interest</text:p>
              </text:list-item>
              <text:list-item>
                <text:p text:style-name="P47">Farm traditions and rural culture outdated</text:p>
              </text:list-item>
              <text:list-item>
                <text:p text:style-name="P47">Small rural communities irrelevant to agriculture</text:p>
              </text:list-item>
              <text:list-item>
                <text:p text:style-name="P47">Farm work a drudgery; labor an input to be minimized</text:p>
              </text:list-item>
              <text:list-item>
                <text:p text:style-name="P47">Farming is a business – primary emphasis on speed, quantity, and profit</text:p>
              </text:list-item>
            </text:list>
            <text:p text:style-name="P39"/>
            <text:p text:style-name="P39">Domination of Nature</text:p>
            <text:list text:style-name="L4">
              <text:list-item>
                <text:p text:style-name="P48">Humans are separate from and superior to nature; nature consists of resources to be used</text:p>
              </text:list-item>
              <text:list-item>
                <text:p text:style-name="P48">Incomplete life-cycle assessments; linear thinking; growth and decay imbalanced (wastes not recycled)</text:p>
              </text:list-item>
              <text:list-item>
                <text:p text:style-name="P48">Human-made systems are imposed on nature</text:p>
              </text:list-item>
              <text:list-item>
                <text:p text:style-name="P48">Production maintained by agrochemicals; soil is a dead medium</text:p>
              </text:list-item>
              <text:list-item>
                <text:p text:style-name="P48">Highly processed, nutrient-fortified food</text:p>
              </text:list-item>
            </text:list>
            <text:p text:style-name="P39"/>
            <text:p text:style-name="P39">Specialization</text:p>
            <text:list text:style-name="L5">
              <text:list-item>
                <text:p text:style-name="P49">Narrow genetic base; extensive use of hybrids; increasing use of GMOs</text:p>
              </text:list-item>
              <text:list-item>
                <text:p text:style-name="P49">Most plants grown in monocultures; single-cropping in succession</text:p>
              </text:list-item>
              <text:list-item>
                <text:p text:style-name="P49">Separation of crops and livestock</text:p>
              </text:list-item>
              <text:list-item>
                <text:p text:style-name="P49">Standardized production systems</text:p>
              </text:list-item>
            </text:list>
          </table:table-cell>
          <table:table-cell table:style-name="Table1.A1" office:value-type="string">
            <text:p text:style-name="P37">Agroecology</text:p>
            <text:p text:style-name="P38">Decentralization</text:p>
            <text:list text:style-name="L6">
              <text:list-item>
                <text:p text:style-name="P45">More local/regional production, processing, and marketing</text:p>
              </text:list-item>
              <text:list-item>
                <text:p text:style-name="P45">Dispersed populations; more farmers</text:p>
              </text:list-item>
            </text:list>
            <text:list text:style-name="L6">
              <text:list-item text:start-value="1">
                <text:p text:style-name="P45">Dispersed control of land, <text:s/>resources, and capital</text:p>
              </text:list-item>
            </text:list>
            <text:p text:style-name="P38">Independence</text:p>
            <text:list text:style-name="L2">
              <text:list-item text:start-value="1">
                <text:p text:style-name="P53">Smaller, low-capital production units and technology</text:p>
              </text:list-item>
              <text:list-item>
                <text:p text:style-name="P46">Reduced reliance on external sources of energy, inputs, and credit</text:p>
              </text:list-item>
              <text:list-item>
                <text:p text:style-name="P46">More personal and community self-sufficiency</text:p>
              </text:list-item>
              <text:list-item>
                <text:p text:style-name="P46">Primary emphasis on personal knowledge and local wisdom</text:p>
              </text:list-item>
            </text:list>
            <text:p text:style-name="P39">Community</text:p>
            <text:list text:style-name="L7">
              <text:list-item>
                <text:p text:style-name="P50">Increased cooperation; community interest</text:p>
              </text:list-item>
              <text:list-item>
                <text:p text:style-name="P50">Preservation of farm traditions and rural culture</text:p>
              </text:list-item>
            </text:list>
            <text:list text:style-name="L3">
              <text:list-item text:start-value="1">
                <text:p text:style-name="P47">Small rural communities essential to <text:s/>agriculture</text:p>
              </text:list-item>
              <text:list-item>
                <text:p text:style-name="P47">Farm work rewarding; labor an essential to to be made meaningful</text:p>
              </text:list-item>
              <text:list-item>
                <text:p text:style-name="P47">Farming is a way of life – primary emphasis permanence, quality, and beauty</text:p>
              </text:list-item>
            </text:list>
            <text:p text:style-name="P39"/>
            <text:p text:style-name="P39">Harmony with Nature</text:p>
            <text:list text:style-name="L8">
              <text:list-item>
                <text:p text:style-name="P51">Humans are part of and subject to nature; nature is valued for its own sake</text:p>
              </text:list-item>
              <text:list-item>
                <text:p text:style-name="P51">Complete life-cycle assessments; systems thinking; growth and decay balanced (wastes recycled)</text:p>
              </text:list-item>
              <text:list-item>
                <text:p text:style-name="P51">Human-made systems imitate nature</text:p>
              </text:list-item>
              <text:list-item>
                <text:p text:style-name="P51">Production maintained by a healthy, soil food web; soil is a living medium</text:p>
              </text:list-item>
              <text:list-item>
                <text:p text:style-name="P51">Minimally processed, naturally nutritious food</text:p>
              </text:list-item>
            </text:list>
            <text:p text:style-name="P39"/>
            <text:p text:style-name="P39">Diversity</text:p>
            <text:list text:style-name="L9">
              <text:list-item>
                <text:p text:style-name="P52">Broad genetic base; extensive use of open-pollinated cultivars; no GMOs</text:p>
              </text:list-item>
              <text:list-item>
                <text:p text:style-name="P52">More plants grown in polycultures; multiple crops in complementary rotations</text:p>
              </text:list-item>
              <text:list-item>
                <text:p text:style-name="P52">Integration of crops and livestock</text:p>
              </text:list-item>
              <text:list-item>
                <text:p text:style-name="P52">Locally adapted production systems</text:p>
              </text:list-item>
            </text:list>
          </table:table-cell>
        </table:table-row>
      </table:table>
      <text:p text:style-name="P25"><text:soft-page-break/>The Success and Failure of the Agribusiness System</text:p>
      <text:p text:style-name="P23">The answer in Western Europe, <text:s/>the United States and other First World countries is agribusiness. The First World nations have been rewarded thus far for their heavy investment in the agribusiness system and its flagship of success the Green Revolution (Gillis 2009). For example, the United States Department of Agriculture (USDA) reports that 89 percent of U.S. households in 2007 were food secure; that is, they had consistent access to enough food for active, healthy lives (USDA <text:s/>2010). Agribusiness' success in generating shear mass of agricultural products makes it the dominant agricultural system currently in use in the First World and as such, it is often embraced by - or imposed on - Third World nations. Recall that agribusiness' primary organizing principle is economic - the allocation and manipulation of all resource inputs for maximum agricultural output (yield) for profit. <text:s/>Its secondary organizing principle is scientific – scientific research in agriculture generates technological enhancements that increase efficiency and so increase yields and profits. Ethically, agribusiness follows Smithian economic doctrine that <text:s/>places human welfare as the desired outcome at the end of the linear chain powered by economic activity. <text:s/>That is, Land/Labor/Capital energizes Economic Activity which produces Goods/Services which allows for Consumption and thus produces Human Welfare (Gilman 2010). <text:s/>First and foremost, agribusiness is an activity that increases economic growth (Economic Activity) and provides commodities (Consumption) (Mellor 1974). <text:s/>Because of the linear nature of conventional economics, all planetary resources (Land/Labor/Capital) must be controlled for the Human Welfare and thus, agribusiness has a domineering relationship with nature. The staunchly defended system here, as outlined by Altieri (2001), is “...the application of a reductionist scientific paradigm focusing on high yielding varieties that depend on purchased packages of chemical, mechanical and energy inputs. Yield maximization, uniformity of genetic resources and crop varieties, and simplification of farming systems have, for decades, driven [and have been driven by] technical innovation. There are political and economic forces influencing the trend to devote large areas to monoculture, and in fact the economies of scale of such systems contribute significantly to the ability of national agriculture to serve international markets.” Pirage and Ehrlich (1974) have even argued that American's general view of nature as something that must be subdued and made useful are now entrenched as part of our larger dominant societal paradigm. <text:s/>For supporters of this system, the <text:soft-page-break/>bottom line is that agribusiness is the dam that has made possible the swelling lake of human population by providing cheap, abundant food. <text:s/>Unfortunately, the success of the agribusiness system over the period of a few decades does not imply its viability over a period of many centuries.</text:p>
      <text:p text:style-name="P23"/>
      <text:p text:style-name="P23">That there are severe cracks in the agribusiness dam is obvious. <text:s/>These “cracks” are the ever-expanding data from diverse areas of research that continue to validate the legion of complaints (criticisms) made against the agribusiness system as documented by even a modest review of the literature and recent press (Altieri 1999a, 2001; Gomez-Pompa et al. <text:s/>1972; Gomez-Pompa and Kaus <text:s/>1992; Günther <text:s/>2001; Hayden <text:s/>2001; Hoekstra <text:s/>2010; Horowith <text:s/>1985; Jowit <text:s/>2010; Pretty et al. <text:s/>2000; Rawles <text:s/>2010; Ruttan <text:s/>1999; <text:s/>Shiva <text:s/>1999, 2004; Tilman <text:s/>1999; <text:s/>Tilman et al. <text:s/>2002; <text:s/>UADY <text:s/>2006; UCS <text:s/>2008, 2010: Welch and Graham <text:s/>1999; <text:s/>Wharton <text:s/>1968). Collectively, these data severely weaken the structural integrity of the agribusiness system and raise the question of this system's long-term productivity. <text:s/>Table 2 summarizes the major criticisms of the agribusiness system.</text:p>
      <text:p text:style-name="P23"/>
      <text:p text:style-name="P23">Perhaps most troubling about the agribusiness system is its extrapolation over the next 50 years in order to meet the needs of a human population expected to reach 10,000 to 12,000 million people (Welch and Graham <text:s/>1999). <text:s/>It is likely that the general shape of the curve of such an extrapolation would be either (1) a linear function (a best case scenario because the rate of agricultural production would hold constant and thus could match the gains of the last <text:s/>40 years); <text:s/>(2) a nonlinear function based on the natural logarithm (an intermediate case scenario because the rate of agricultural production would continuously decrease and approach a limit thus unable to match the gains of the last 40 years), or (3) a nonlinear function based on a Gaussian distribution (a worst case scenario because the <text:s/>rate of agricultural production would increase, “peak,” and then actually decrease thereby reversing the gains of the last 40 years). Tilman (1999) clearly demonstrates the extreme difficulty of achieving a linear extrapolation for agricultural production because of stagnant yield potentials, diminishing returns on fertilizer inputs, and the large uncertainty of bringing marginal cropland into </text:p>
      <text:p text:style-name="P55">Table 2. <text:s text:c="3"/>Major Criticisms of the Agribusiness System</text:p>
      <text:p text:style-name="P3"/>
      <table:table table:name="Table2" table:style-name="Table2">
        <table:table-column table:style-name="Table2.A"/>
        <table:table-column table:style-name="Table2.B"/>
        <table:table-row table:style-name="Table2.1">
          <table:table-cell table:style-name="Table2.A1" office:value-type="string">
            <text:p text:style-name="P42">Major Criticism</text:p>
          </table:table-cell>
          <table:table-cell table:style-name="Table2.A1" office:value-type="string">
            <text:p text:style-name="P29">Example</text:p>
          </table:table-cell>
        </table:table-row>
        <table:table-row>
          <table:table-cell table:style-name="Table2.A2" office:value-type="string">
            <text:p text:style-name="P40">Environmental and Ecosystem Degradatio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Socioeconomic Degradation</text:p>
            <text:p text:style-name="P40"/>
            <text:p text:style-name="P40"/>
            <text:p text:style-name="P40"/>
            <text:p text:style-name="P40">Human Health Degradation</text:p>
            <text:p text:style-name="P40"/>
            <text:p text:style-name="P40"/>
            <text:p text:style-name="P40"/>
            <text:p text:style-name="P40"/>
            <text:p text:style-name="P40"/>
            <text:p text:style-name="P40"/>
            <text:p text:style-name="P40">Incomplete Assessment and Accounting</text:p>
            <text:p text:style-name="P40"/>
            <text:p text:style-name="P40"/>
            <text:p text:style-name="P40"/>
            <text:p text:style-name="P40"/>
            <text:p text:style-name="P40"/>
            <text:p text:style-name="P40"/>
            <text:p text:style-name="P41">Dependencies</text:p>
          </table:table-cell>
          <table:table-cell table:style-name="Table2.A2" office:value-type="string">
            <text:p text:style-name="P35">Deforestation; soil erosion; loss of soil productivity; destruction of soil food webs; soil salinization and alkalization; contamination of soils/waters with agrochemicals, pharmaceuticals, and biowastes; loss of biodiveristy; loss of pollinators; loss of natural biocontrol mechanisms for pests; <text:s/>creation of ocean dead zones; creation of “superweeds” and “superpests;” destruction of heirloom cultivars and crop progenitors by genetically modified organisms; ecosystem disruption by transgenics; ecosystem disruption by severe outbreak of pests from monocultures <text:s/></text:p>
            <text:p text:style-name="P35"/>
            <text:p text:style-name="P35">Loss of small farms and rural culture; increased burden of debt for farmers; concentration of farmland ownership into fewer hands; farmland transfer to multinationals</text:p>
            <text:p text:style-name="P36"/>
            <text:p text:style-name="P35">Loss of nutrition (esp. micronutrients) in food; increased acute and chronic exposure to agrochemicals, pharmaceuticals, and biowastes; increased incidence of foodborne disease; creation of new, aggressive viral strains</text:p>
            <text:p text:style-name="P36"/>
            <text:p text:style-name="P35">Lack of environmental, epidemiological, and economic risk assessments; lack of complete life cycle assessments for production; lack of accounting for externalized environmental and social costs; lack of accounting for ecosystem services</text:p>
            <text:p text:style-name="P36"/>
            <text:p text:style-name="P35">Dependent on cheap and plentiful fossil energy inputs for fuel and agrochemicals; dependent on nutritional supplements, growth stimulants, and pharmaceuticals; dependent on government subsidies; dependent on neoliberal economics and economy of scale; dependent on increasingly complex technology and machinery; dependent on globalized transportation and distribution networks; dependent on stable and predictable climate</text:p>
          </table:table-cell>
        </table:table-row>
      </table:table>
      <text:p text:style-name="P21"/>
      <text:p text:style-name="P57">production; that is, the world's best grain belts already are experiencing saturating yields per hectare of cereal crops regardless of the quantities and types of agrochemicals applied or of the new technologies employed (Altieri and Nicholls <text:s/>2001; Ruttan 1999). <text:s/>And even if new cropland can be appropriated, putting such low-yield, rain-fed environments of marginal agricultural quality into production is unlikely to sustain high yields because the soils in such areas typically have poor resistance to, and resilience from, ecological perturbations; these soils will rapidly degrade (Welch and Graham <text:s/>1999; Schjønning, Elmholt and Christensen <text:s/>2004; Diamond 2010 ). <text:s/>The future gains in agricultural productivity from precision farming, transgenic crop modification and all of the other new agribusiness technologies (the second green revolution), although much anticipated and highly-touted, are likely to be very modest indeed; certainly short of the tremendous gains in production made by the first green revolution. </text:p>
      <text:p text:style-name="P23"/>
      <text:p text:style-name="P23">Continuing “agribusiness as usual” clearly suggests near-term, catastrophic failure (Diamond <text:s/>2010). <text:s/>The three main operators that currently act to limit (and will eventually negate) the present-day success of the agribusiness system are:</text:p>
      <text:list text:style-name="L10">
        <text:list-item>
          <text:p text:style-name="P58">Unmitigated externalized costs to the environment and to human health</text:p>
        </text:list-item>
        <text:list-item>
          <text:p text:style-name="P58">Rapid decline of petroleum reserves </text:p>
        </text:list-item>
        <text:list-item>
          <text:p text:style-name="P58">Global climate change</text:p>
        </text:list-item>
      </text:list>
      <text:p text:style-name="P23">Each operator in itself is a complex, nonlinear system with multiple positive feedback loops and unknown tipping points (sensitive state variables). All three of these operators are presently acting simultaneously and because the agribusiness system is directly linked to all three (via a complex set of feedback loops, both positive and negative), the net effect is to diminish the worldwide output of food and severely constrain the long-term productivity of the agribusiness system. <text:s/>In other words, the agribusiness system is not sustainable whether evaluated by the metrics of the Sustainability Hierarchy proposed by Marshall and Toffel (2005); <text:s/>the ecological, social, and economic metrics proposed by Yunlong and Smit (1994); or the<text:span text:style-name="T11"> nine attribute</text:span> <text:span text:style-name="T11">framework of sustainability proposed by Stockle et al. (1994)</text:span>. <text:s/></text:p>
      <text:p text:style-name="P23"><text:soft-page-break/>Certainly on the time scale of centuries (and very likely on the time scale of decades) the agribusiness system will fail. In fact, I believe that the world's lopsided investment in the agribusiness system threatens the very foundation of human civilization: Civilization depends on food. <text:s/></text:p>
      <text:p text:style-name="P23"/>
      <text:p text:style-name="P23"><text:span text:style-name="T4">The Potential of the Agroecology System</text:span> </text:p>
      <text:p text:style-name="P23">If the agribusiness system is unsustainable and subject to catastrophic failure, what about the agroecology system? Can agroecology feed us? The answer is a qualified “yes” -- the research is growing and very promising (Altieri <text:s/>1992; <text:s/>Altieri and Rosset <text:s/>1996; <text:s/>Badgley and Perfecto <text:s/>2007; <text:s/>Wolfe <text:s/>2000; Gómez-Pompa and Kaus <text:s/>1999; <text:s/>Horwith <text:s/>1985; <text:s/>Rosset <text:s/>2002). As of this writing, the agroecology system continues to evolve <text:s/>from a fragmented collection of groups to an international, <text:s/><text:span text:style-name="T11">transdisciplinary set of methodologies for measuring agriculture sustainability through indicators of both biophysical and socio-economic performance (Lynam and Herdt <text:s/>1989; <text:s/>Caporali <text:s/>2010)</text:span>. Caporali (2010) even states, “<text:span text:style-name="T11">The area of agroecology inquiry is now really operating as “glue” at a transdisciplinary level, bridging the gap between different disciplines and between theory and practice of agriculture.” <text:s/></text:span>To some extent, though, agroecology is still a collection of groups (including organic farming, permaculture, agroforestry, bio-dynamics, polyculture, low input sustainable agriculture, holistic agriculture, and others) each with its its own unique knowledge base (created from a mixture of traditional, indigenous, New Age, and scientific sources), elements of practice, emphasis, and even ideology (Vandermeer, <text:s/>1995). <text:s/>As Rigby and Cáceres (2001) observe, “There is a far greater degree of agreement regarding the problems associated with conventional agriculture, than the strategies required to deal with them.” <text:s/></text:p>
      <text:p text:style-name="P23"/>
      <text:p text:style-name="P23">Yet, the promise of agroecology lies within <text:s/>this very diverse hodge-podge – much like the promise of Borlaug's cultivars<text:note text:id="ftn5" text:note-class="footnote"><text:note-citation>5</text:note-citation><text:note-body><text:p text:style-name="Footnote">Norman Borlaug (1914 -2009), who did extensive work breeding wheat cultivars in Mexico during the 1940s, 1950s, and 1960s, is credited with boosting Mexico's wheat production by six-fold and is considered the “father of the Green Revolution.” <text:s/>He was awarded the Nobel Peace Prize in 1970 for his contributions in the fight against global hunger.</text:p></text:note-body></text:note> existed within the “genetic wilds.” To develop his cultivars, Borlaug invested heavily of himself and others (Gillis <text:s/>2009). <text:s/>It is my observation that the full potential of the <text:soft-page-break/>agroecology system remains unrealized simply because of a lack of <text:span text:style-name="T9">financial, scientific, and policy </text:span>investment (Duram and Larson <text:s/>2001; Huffman and Just <text:s/>1994; Beus and Dunlap <text:s/>2010) coupled with an insufficient amount of peer-reviewed research and good criticism<text:note text:id="ftn6" text:note-class="footnote"><text:note-citation>6</text:note-citation><text:note-body><text:p text:style-name="Footnote">An exception being Trewavas (2001) criticism of organic farming.</text:p></text:note-body></text:note>. Both investment and peer-reviewed science are needed to fully evaluate, develop, and implement those agricultural strategies within the agroecology system that will provide us with a variety of truly sustainable agricultural systems. In this context, I refer to the concept of <text:s/>“sustainability“ as defined by the IPCC (2001) in their Third Assessment Report; namely, “sustainability is the <text:span text:style-name="T11">transformation of our ways of living to maximize the chances that environmental and social conditions will indefinitely support human security, wellbeing, and health.” </text:span></text:p>
      <text:p text:style-name="P28"/>
      <text:p text:style-name="P24">Urban Agriculture: A Promising Agricultural Strategy </text:p>
      <text:p text:style-name="P32">Urban agriculture, a recent branch of the agroecology system, has enormous potential for food production, economic stimulus, and direct mitigation of climate change in every part of the globe and therefore is a very good candidate for investment and for peer-reviewed research (Deelstra and Girardet <text:s/>2000; <text:s/>Altieri et al. 1999b; <text:s/>Baumgartner and Belevi <text:s/>2001; <text:s/>Smit et al. <text:s/>1996a, 1996b; Dixon <text:s/>et al. 2009; Garnett <text:s/>2000; Losada <text:s/>1998; Knowd and Docking <text:s/>2005; Deelstra et al. <text:s/>2001; Bourque <text:s/>2000; <text:s/>Marsh <text:s/>1998; <text:s text:c="2"/><text:span text:style-name="T7">Novo and Murphy <text:s/>2001; Kaufman and Bailkey <text:s/>2000; Lesher <text:s/>2006; Mendes <text:s/>et al. 2008; Woodsworth <text:s/>2001; Patel 1996). In the United States, urban agriculture could be considered a “movement” and is often linked to the buy-local and local-food movements and even to</text:span><text:span text:style-name="T9"> guerrilla gardening (Elinson 2010; Mcmillan <text:s/>2010; Gross <text:s/>2010; Royte <text:s/>2009; Burros <text:s/>2009; Mooallem <text:s/>2008). <text:s/>The New York Times reports that, “This </text:span>urban agriculture<text:span text:style-name="T9"> movement has grown even more vigorously elsewhere [outside of New York City]. Hundreds of farmers are at work in Detroit, Milwaukee, Oakland and other areas that, like East New York, have low-income residents, high rates of obesity and diabetes, limited sources of fresh produce and available, undeveloped land” (Mcmillan <text:s/>2008). <text:s/></text:span></text:p>
      <text:p text:style-name="P31"/>
      <text:p text:style-name="P31"><text:soft-page-break/>Despite the post-World War II effort to zone agriculture out of urban planning in the United States and Europe (and the fact that urban agriculture has been “overlooked” by the World Bank and other donors), urban agriculture is now being recognized as a huge, untapped resource by academics, economists, city planners, entrepreneurs, and just regular folks who want to save money, eat a healthier diet, and take direct, local action against global climate change (Deelstra et al. <text:s/>2001; <text:s/>Smit <text:s/>1996; <text:s/>Dixon <text:s/>2009; Weber and Matthews <text:s/>2008). The obvious absentee stakeholders in this sweeping agricultural reform are academic agronomists and agribusiness-based farmers. <text:s/></text:p>
      <text:p text:style-name="P31"/>
      <text:p text:style-name="P30">The Importance of Investment and Peer-Reviewed Science in Agroecology and Urban Agriculture</text:p>
      <text:p text:style-name="P32"><text:span text:style-name="T9">I absolutely agree with Knowd and Docking <text:s/>(2005) who state, “The most important thing is for traditional agriculture to regenerate as urban agriculture through its integration with the urban.” <text:s/>With the same sense of urgency. I join with the growing numbers of scientists and researchers who recognize that we must commit to substantial and dedicated investment (locally, nationally, and internationally) in order to produce a sizable body of peer-reviewed science in agroecology, and especially in urban agriculture (Tilman 2002; <text:s/>Lynam and Herdt <text:s/>1989; <text:s/>Pinstrup-Andersen and Cohen <text:s/>2000; <text:s/>Altieri and Nicholls <text:s/>2001). <text:s/>In my mind, such an investment is not an academic / philosophical debate or the documentation of new “trends” but rather a topic of survival. <text:s/>The world's population is expected to reach 10,000 to 12,000 million people by 2050 and at least 65% of these people are expected to live in cities (Baumgartner and Belevi <text:s/>2001). <text:s/>As Deelstra and Girardet <text:s/>(2000) put it, “There can be no sustainable world without sustainable cities.” We must begin </text:span><text:span text:style-name="T10">now</text:span><text:span text:style-name="T9"> to rigorously investigate all possible historical, traditional, and current practices of urban agriculture in order not only to define the “best practices” for this potent agricultural strategy, but more importantly, to define the key elements (state variables) of sustainable urban agricultural systems. Once identified, these state variables can be incorporated into predictive models that can help shape the course of policy development leading to the design and implementation of sustainable agricultural systems. <text:s/>Peer-reviewed science offers us the best probability of defining, modeling, designing, and implementing sustainable agroecological systems in order to provide real food security for everyone.</text:span></text:p>
      <text:p text:style-name="P33"><text:soft-page-break/><text:s/><text:span text:style-name="T14">References </text:span></text:p>
      <text:p text:style-name="P4"/>
      <text:p text:style-name="P11">Allen, Michael F &amp; Rincoń, Emmanuel, 2003. <text:s/>The Changing Global Environment and the Lowland Maya: Past Patterns and Current Dynamics. <text:span text:style-name="T2">In The Lowland Maya Area : Three Millennia at the Human-wildland Interface, </text:span><text:span text:style-name="T6">Gomez-Pompa, A.; Allen, M.F.; Fedick, S.L.; Jiménez-Osornio, J.J.; eds.</text:span>, Binghamton <text:s/>NY: Food Products Press.</text:p>
      <text:p text:style-name="P10"/>
      <text:p text:style-name="P10">Altieri, 1992. Agroecological foundations of alternative agriculture in California. <text:span text:style-name="T2">Agric. Ecosystems Environ.</text:span>, 39, 23–53.</text:p>
      <text:p text:style-name="P10"/>
      <text:p text:style-name="P10">Altieri, M. &amp; Nicholls, C.I., 2001. Chapter 6. Ecological impacts of modern agriculture in the United States and Latin America. In <text:span text:style-name="T2">Globalization and the Rural Environment</text:span>. Solbrig, O. and David Rockefeller Center for Latin American Studies, Cambridge, Mass. <text:s/>Harvard University Press.</text:p>
      <text:p text:style-name="P10"/>
      <text:p text:style-name="P10">Altieri, M.A. &amp; Rosset, P., 1996. Agroecology and the conversion of large-scale conventional systems to sustainable management. <text:span text:style-name="T2">International Journal of Environmental Studies</text:span>, 50(3), 165.</text:p>
      <text:p text:style-name="P10"/>
      <text:p text:style-name="P10">Altieri, M.A., 1999a. The ecological role of biodiversity in agroecosystems. <text:span text:style-name="T2">Agriculture, Ecosystems &amp; Environment</text:span>, 74(1-3), 19–31.</text:p>
      <text:p text:style-name="P10"/>
      <text:p text:style-name="P10">Altieri, M.A. et al., 1999b. The greening of the “barrios”: Urban agriculture for food security in Cuba. <text:span text:style-name="T2">Agriculture and Human Values</text:span>, 16(2), 131–140.</text:p>
      <text:p text:style-name="P10"/>
      <text:p text:style-name="P11">Aimin, L., Zhiming, F. &amp; Liming, X., 2000. The Modern Precision Agriculture and Technological System. <text:span text:style-name="T2">JOURNAL-CHINA AGRICULTURAL UNIVERSITY</text:span>, 5(2), 20–25.</text:p>
      <text:p text:style-name="P11"/>
      <text:p text:style-name="P11">Arrow, K. et al., 1995. Economic Growth, Carrying Capacity, and the Environment. <text:span text:style-name="T2">Science</text:span>, 268(5210), 520-521.</text:p>
      <text:p text:style-name="P11"/>
      <text:p text:style-name="P11">Badgley, C. &amp; Perfecto, I., 2007. Can organic agriculture feed the world? <text:span text:style-name="T2">Renewable Agriculture and Food Systems</text:span>, 22(02), 80–86.</text:p>
      <text:p text:style-name="P11"/>
      <text:p text:style-name="P11">Baumgartner, B. and Belevi, H., 2001. A systematic overview of urban agriculture in developing countries. <text:span text:style-name="T2">EAWAG/SANDEC, Duebendorf, Switzerland</text:span>.</text:p>
      <text:p text:style-name="P11"/>
      <text:p text:style-name="P11">Benjamin, P. <text:s/>et al., 2001. Carbon, water and nutrient flux in Maya homegardens in the Yucatán peninsula of México. <text:span text:style-name="T2">Agroforestry Systems</text:span>, 53(2), pp.103-111.</text:p>
      <text:p text:style-name="P10"/>
      <text:p text:style-name="P11">Beus, C.E. &amp; Dunlap, R.E., 1990. Conventional versus Alternative Agriculture: The Paradigmatic Roots of the Debate*. <text:span text:style-name="T2">Rural Sociology</text:span>, 55(4), 590–616.</text:p>
      <text:p text:style-name="P11"/>
      <text:p text:style-name="P11"><text:soft-page-break/>Beus, C.E. &amp; Dunlap, R.E., 2010. The Alternative-Conventional Agriculture Debate: Where Do Agricultural Faculty Stand?1. <text:span text:style-name="T2">Rural Sociology</text:span>, 57(3), 363-380.</text:p>
      <text:p text:style-name="P11"/>
      <text:p text:style-name="P11">Bourque, M., 2000. Policy options for urban agriculture. <text:span text:style-name="T2">Growing Cities Growing Food. Urban Agriculture on the Policy Agenda. Feldafing: Deutsche Stiftung fur internationale Entwicklung (DSE)</text:span>, 119–146.</text:p>
      <text:p text:style-name="P11"/>
      <text:p text:style-name="P11">Brenner, M. et al., <text:s/>2003. <text:s/>Paleolimnological Approaches for Inferring Past Climate Change in the Maya Region: Recent Advances and Methodological Limitations. <text:span text:style-name="T2">In The Lowland Maya Area : Three Millennia at the Human-wildland Interface, </text:span><text:span text:style-name="T6">Gomez-Pompa, A.; Allen, M.F.; Fedick, S.L.; Jiménez-Osornio, J.J.; eds</text:span><text:span text:style-name="T2">.</text:span>, Binghamton <text:s/>NY: Food Products Press.</text:p>
      <text:p text:style-name="P11"/>
      <text:p text:style-name="P11">Brinkman, H. et al., 2010. High Food Prices and the Global Financial Crisis Have Reduced Access to Nutritious Food and Worsened Nutritional Status and Health. <text:span text:style-name="T2">J. Nutr.</text:span>, 140(1), 153S-161.</text:p>
      <text:p text:style-name="P11"/>
      <text:p text:style-name="P11">Broder, J.M., 2009. Climate Change Seen as Threat to U.S. Security. <text:span text:style-name="T2">The New York Times</text:span>. </text:p>
      <text:p text:style-name="P11"/>
      <text:p text:style-name="P11">Burros, M., 2009. Urban Farming, A Bit Closer to the Sun. <text:span text:style-name="T2">The New York Times</text:span>.</text:p>
      <text:p text:style-name="P11"/>
      <text:p text:style-name="P11">Caporali, F, 2010. <text:span text:style-name="T12">Agroecology as a Transdisciplinary Science for a Sustainable Agriculture. In </text:span><text:s/><text:span text:style-name="T2">Biodiversity, Biofuels, Agroforestry and Conservation Agriculture (Sustainable Agriculture Reviews, Volume 5, 1-71)</text:span>, Lichtfouse, E. ed., Dordrecht: Springer Netherlands. </text:p>
      <text:p text:style-name="P11"/>
      <text:p text:style-name="P11">Crotty, J., 2009. Structural causes of the global financial crisis: a critical assessment of the 'new financial architecture'. <text:span text:style-name="T2">Cambridge Journal of Economics</text:span>, 33(4), 563.</text:p>
      <text:p text:style-name="P11"/>
      <text:p text:style-name="P13">Dahlin, B.H. et al., 2005. Reconstructing agricultural self-sufficiency at Chunchucmil, Yucatan, Mexico. <text:span text:style-name="T2">Ancient Mesoamerica</text:span>, 16(02), pp.229–247.</text:p>
      <text:p text:style-name="P11"/>
      <text:p text:style-name="P11">Daily, G.C. &amp; Ehrlich, P.R., 1996. Socioeconomic Equity, Sustainability, and Earth's Carrying Capacity. <text:span text:style-name="T2">Ecological Applications</text:span>, 6(4), 991-1001.</text:p>
      <text:p text:style-name="P11"/>
      <text:p text:style-name="P11">Davidson, C., 2000. Economic growth and the environment: Alternatives to the limits paradigm. <text:span text:style-name="T2">BioScience</text:span>, 50(5), 433–440.</text:p>
      <text:p text:style-name="P11"/>
      <text:p text:style-name="P11">Deelstra, T. and Girardet, H., 2000. Urban agriculture and sustainable cities. <text:span text:style-name="T2">Growing Cities, Growing Food. German Foundation for International Development, Feldafing, Germany. p. 43-65</text:span>.</text:p>
      <text:p text:style-name="P11"/>
      <text:p text:style-name="P11">Deelstra, T., et al., 2001. Multifunctional land use: an opportunity for promoting urban agriculture in Europe. <text:span text:style-name="T2">Urban Agriculture Magazine</text:span>, 4, 33–35.</text:p>
      <text:p text:style-name="P11"/>
      <text:p text:style-name="P16">Deffeyes, K.S., 2008. <text:span text:style-name="T2">Hubbert's peak: the impending world oil shortage</text:span>, Princeton Univ. Press.</text:p>
      <text:p text:style-name="P16"><text:soft-page-break/></text:p>
      <text:p text:style-name="P16">DesJardins, J., 1998. Corporate environmental responsibility. <text:span text:style-name="T2">Journal of Business Ethics</text:span>, 17(8), 825–838.</text:p>
      <text:p text:style-name="P11">Diamond, J, 2010. <text:span text:style-name="T2">Collapse How Societies Choose to Fail or Succeed: Revised Edition.</text:span>, Penguin Group USA.</text:p>
      <text:p text:style-name="P11"/>
      <text:p text:style-name="P11">Dixon, J.M. et al., 2009. Functional foods and urban agriculture: two responses to climate change-related food insecurity. <text:span text:style-name="T2">N S W Public Health Bull.</text:span>, 20(2), 14-18.</text:p>
      <text:p text:style-name="P11"/>
      <text:p text:style-name="P11">Duram, L.A. &amp; Larson, K.L., 2001. Agricultural Research and Alternative Farmers’ Information Needs. <text:span text:style-name="T2">The Professional Geographer</text:span>, 53(1), 84.</text:p>
      <text:p text:style-name="P11"/>
      <text:p text:style-name="P11">Elinson, Z., 2010. Urban Farming for Cash Gains a Toehold in San Francisco. <text:span text:style-name="T2">The New York Times</text:span>.</text:p>
      <text:p text:style-name="P11"/>
      <text:p text:style-name="P13">Faust, B.B., 2001. Maya environmental successes and failures in the Yucatan Peninsula. <text:span text:style-name="T2">Environmental Science &amp; Policy</text:span>, 4(4-5), pp.153-169.</text:p>
      <text:p text:style-name="P13"/>
      <text:p text:style-name="P19">Fedick, S., ed. 1996. <text:span text:style-name="T2">The Managed Mosaic : Ancient Maya Agriculture and Resource Use.</text:span> Conference <text:tab/>on Ancient Maya Agriculture and Biological Resource Management held at the University <text:tab/>of California, Riverside(1991). University of Utah Press.</text:p>
      <text:p text:style-name="P11"/>
      <text:p text:style-name="P11">Fedick, S.L. &amp; Morrison, B.A., 2004. Ancient use and manipulation of landscape in the Yalahau region of the northern Maya lowlands. <text:span text:style-name="T2">Agriculture and Human Values</text:span>, 21(2/3), p. 207-219.</text:p>
      <text:p text:style-name="P11"/>
      <text:p text:style-name="P11">Garnett, T., 2000. Urban agriculture in London: rethinking our food economy. <text:span text:style-name="T2">Growing Cities, Growing Food. German Foundation for International Development, Feldafing, Germany. p. 477-500</text:span>.</text:p>
      <text:p text:style-name="P11"/>
      <text:p text:style-name="P11">Gillis, J., 2009. Norman Borlaug, Plant Scientist Who Fought Famine, Dies at 95. <text:span text:style-name="T2">The New York Times</text:span>. </text:p>
      <text:p text:style-name="P11"/>
      <text:p text:style-name="P18">Gilman, Robert, R., 2010. Design for a Sustainable Economics. <text:span text:style-name="T2">Permaculture Activist</text:span>, (77), 3-9.</text:p>
      <text:p text:style-name="P18"/>
      <text:p text:style-name="P16">Goodland, R. &amp; Ledec, G., 1987. Neoclassical economics and principles of sustainable development. <text:span text:style-name="T2">Ecological Modelling</text:span>, 38(1-2), 19–46.</text:p>
      <text:p text:style-name="P11">Gómez-Pompa, A., Vázquez-Yanes, C. &amp; Guevara, S., 1972. The Tropical Rain Forest: A Nonrenewable Resource. <text:span text:style-name="T2">Science</text:span>, 177(4051), 762-765.</text:p>
      <text:p text:style-name="P11"/>
      <text:p text:style-name="P11">Gómez-Pompa, A. &amp; Kaus, A., 1992. Taming the Wilderness Myth. <text:span text:style-name="T2">Bioscience [Bioscience]. Vol. 42</text:span>, 42(4), 271.</text:p>
      <text:p text:style-name="P11"/>
      <text:p text:style-name="P11"><text:soft-page-break/>Gómez-Pompa, A., 2003. <text:s/>Research Challenges for the Lowland Maya Area: An Introduction. In <text:span text:style-name="T2">The Lowland Maya Area : Three Millennia at the Human-wildland Interface</text:span>, Gomez-Pompa, A.; Allen, M.F.; Fedick, S.L.; Jiménez-Osornio, J.J.; eds. Binghamton <text:s/>NY: Food Products Press.</text:p>
      <text:p text:style-name="P11"/>
      <text:p text:style-name="P11">Gómez-Pompa, A. &amp; Kaus, A., 1999. From pre-Hispanic to future conservation alternatives: Lessons from Mexico. <text:span text:style-name="T2">Proceedings of the National Academy of Sciences of the United States of America</text:span>, 96(11), 5982 -5986.</text:p>
      <text:p text:style-name="P11"/>
      <text:p text:style-name="P11">Günther, F., 2001. Ruralisation – Integrating Settlements and Agriculture to Provide Sustainability. <text:span text:style-name="T6">In </text:span><text:span text:style-name="T2">Urban Areas - Rural Areas and Recycling - The organic way forward?</text:span><text:span text:style-name="T6"> Nordic Association of Agricultural Scientists (NJF) Seminar No. 327. <text:s/>Copenhagen, Denmark 20-21 August 2001: Danish Research Center for Organic Farming (DARCOF).</text:span></text:p>
      <text:p text:style-name="P14"/>
      <text:p text:style-name="P11"><text:span text:style-name="T6">Gross, J., 2010. That Buzzing Could Sweeten Tomorrow's Tea. </text:span><text:span text:style-name="T2">The New York Times</text:span><text:span text:style-name="T6">.</text:span></text:p>
      <text:p text:style-name="P11"/>
      <text:p text:style-name="P11">Hayden, A, 2001. Establishing the Economic and Social Infrastructure of a Community-Scale Food System. In <text:span text:style-name="T2">Urban Areas - Rural Areas and Recycling - The organic way forward?</text:span> Nordic Association of Agricultural Scientists (NJF) Seminar No. 327. <text:s/>Copenhagen, Denmark 20-21 August 2001: Danish Research Center for Organic Farming (DARCOF).</text:p>
      <text:p text:style-name="P11"/>
      <text:p text:style-name="P11">Hoekstra, A, 2010. “The Water Footprint of Humanity.” <text:s/>(Lecture in<text:span text:style-name="T6"> the Peter Roberts Memorial Lecture Series sponsored by Compassion in World Farming delivered 20 September 2010, </text:span>Savoy Place, London.)</text:p>
      <text:p text:style-name="P11"/>
      <text:p text:style-name="P11">Horwith, B., 1985. A role for intercropping in modern agriculture. <text:span text:style-name="T2">BioScience</text:span>, 35(5), 286–291.</text:p>
      <text:p text:style-name="P11"/>
      <text:p text:style-name="P11">Huffman, W.E. &amp; Just, R.E., 1994. Funding, Structure, and Management of Public Agricultural Research in the United States. <text:span text:style-name="T2">American Journal of Agricultural Economics</text:span>, 76(4), 744-759.</text:p>
      <text:p text:style-name="P11"/>
      <text:p text:style-name="P11">Jimenez-Osornio, J.J., et al., 1999. Agrodiversidad de los solares de la península de Yucatán. <text:span text:style-name="T2">Red, Gestión de Recursos Naturales.</text:span>, 2(14), pp. 30-40.</text:p>
      <text:p text:style-name="P11"/>
      <text:p text:style-name="P11">Jowit, J, 2010. Corporate lobbying is blocking food reforms, senior UN official warns. <text:span text:style-name="T2">The Guardian</text:span>. (http://www.guardian.co.uk/environment/2010/sep/22/food-firms-lobbying-samuel-jutzi)</text:p>
      <text:p text:style-name="P11"/>
      <text:p text:style-name="P11">Kaufman, J. &amp; Bailkey, M., 2000. Farming inside cities: entrepreneurial urban agriculture in the United States. <text:span text:style-name="T2">Lincoln Institute of Land Policy</text:span>.</text:p>
      <text:p text:style-name="P11"/>
      <text:p text:style-name="P11">Kew, 2010. “One Fifth of World's Plants At Risk” (Press release of study conducted by Royal Botanical Gardens, Kew together with the Natural History Museum, London and the International Union for Conservation of Nature (IUCN). (http://www.kew.org/about-kew/press-media/press-releases-kew)</text:p>
      <text:p text:style-name="P11"><text:soft-page-break/></text:p>
      <text:p text:style-name="P11">Knowd, I., Mason, D. &amp; Docking, A., 2005. Urban agriculture: the new frontier. In <text:span text:style-name="T2">State of Australian Cities conference, </text:span><text:span text:style-name="T6">Brisbane, Australia</text:span>.</text:p>
      <text:p text:style-name="P11"/>
      <text:p text:style-name="P18">Lenton, T.M. et al., 2008. Tipping elements in the Earth’s climate system. <text:span text:style-name="T2">PNAS</text:span>, 105(6).</text:p>
      <text:p text:style-name="P18"/>
      <text:p text:style-name="P11">Lesher, C. <text:s/>2006. <text:span text:style-name="T2">A Literature Review Urban Agriculture: Differing Phenomena in Differing Regions of the World</text:span>, Alternative Farming Systems Information Center, <text:s/>National Agricultural Library, <text:s/>Beltsville, Maryland.</text:p>
      <text:p text:style-name="P18"/>
      <text:p text:style-name="P11">Losada, H. et al., 1998. Urban agriculture in the metropolitan zone of Mexico City: changes over time in urban, suburban and peri-urban areas. <text:span text:style-name="T2">Environment and Urbanization</text:span>, 10(2), 37 -54.</text:p>
      <text:p text:style-name="P18"/>
      <text:p text:style-name="P11">Lovelock, J., 2010. <text:span text:style-name="T2">The vanishing face of gaia : a final warning</text:span> Pbk. ed., New York: Basic Books.</text:p>
      <text:p text:style-name="P11"/>
      <text:p text:style-name="P11">Lynam, J.K. &amp; Herdt, R.W., 1989. Sense and sustainability: Sustainability as an objective in international agricultural research. <text:span text:style-name="T2">Agricultural Economics</text:span>, 3(4), 381-398.</text:p>
      <text:p text:style-name="P11"/>
      <text:p text:style-name="P11">Marsh, R., 1998. Building on traditional gardening to improve household food security. <text:span text:style-name="T2">Food Nutrition and Agriculture</text:span>, 4–14.</text:p>
      <text:p text:style-name="P11"/>
      <text:p text:style-name="P16">McKibben, B., 2010. <text:span text:style-name="T2">Eaarth : making a life on a tough new planet</text:span> 1st ed., New York: Time Books.</text:p>
      <text:p text:style-name="P16"/>
      <text:p text:style-name="P11">Mcmillan, T., 2010. An Urban Farming Pioneer Sows His Own Legacy. <text:span text:style-name="T2">The New York Times</text:span>.</text:p>
      <text:p text:style-name="P11"/>
      <text:p text:style-name="P11">Mcmillan, T., 2008. Urban Farmers' Crops Go From Vacant Lot to Market. <text:span text:style-name="T2">The New York Times</text:span>.</text:p>
      <text:p text:style-name="P16"/>
      <text:p text:style-name="P11">Mendes, W. et al., 2008. Using Land Inventories to Plan for Urban Agriculture: Experiences From Portland and Vancouver. <text:span text:style-name="T2">Journal of the American Planning Association</text:span>, 74(4), 435.</text:p>
      <text:p text:style-name="P10"/>
      <text:p text:style-name="P10">Mellor, J.W., 1974. Review: "To Create a Modern Agriculture" by AT Mosher and "Economic Analysis of Agricultural Projects" by J Price Gittinger. <text:span text:style-name="T2">Journal of Economic Literature</text:span>, 12(1), 136-138.</text:p>
      <text:p text:style-name="P10"/>
      <text:p text:style-name="P10">Mooallem, J., 2008. Guerrilla Gardening. <text:span text:style-name="T2">The New York Times</text:span>.</text:p>
      <text:p text:style-name="P10"/>
      <text:p text:style-name="P10">Novo, M.G. &amp; Murphy, C., 2001. Urban agriculture in the city of Havana: A popular response to a crisis. <text:span text:style-name="T2">Growing Cities Growing Food: Urban Agriculture on the Policy Agenda: A Reader on Urban Agriculture</text:span>.</text:p>
      <text:p text:style-name="P10"/>
      <text:p text:style-name="P11"><text:soft-page-break/>Olson, D.M. &amp; Dinerstein, E., 1998. The Global 200: a representation approach to conserving the Earth's most biologically valuable ecoregions. <text:span text:style-name="T2">Conservation Biology</text:span>, 12(3), 502–515.</text:p>
      <text:p text:style-name="P11"/>
      <text:p text:style-name="P11">Over, T, 2010. Ohio residents fight for regulation of factory farms. <text:span text:style-name="T2">Free Speech Radio News</text:span>. 23 September 2010.</text:p>
      <text:p text:style-name="P11"/>
      <text:p text:style-name="P20">Pachauri, R.K. and Reisinger, A. (Eds.), 2007. <text:span text:style-name="T2">Climate Change 2007: Synthesis Report</text:span>, IPCC, Geneva, <text:tab/>Switzerland.</text:p>
      <text:p text:style-name="P20"/>
      <text:p text:style-name="P11">Patel, I.C., 1996. Rutgers urban gardening: A case study in urban agriculture. <text:span text:style-name="T2">Journal of Agricultural &amp; Food Information</text:span>, 3(3), 35–46.</text:p>
      <text:p text:style-name="P20"/>
      <text:p text:style-name="P11">Pinstrup-Andersen, P. &amp; Cohen, M., 2000. Modern biotechnology for food and agriculture: Risks and opportunities for the poor. <text:span text:style-name="T2">Agricultural biotechnology and the poor. Consultative Group on International Agricultural Research, Washington DC, USA</text:span>, 159–172.</text:p>
      <text:p text:style-name="P20"/>
      <text:p text:style-name="P11">Pretty, J.N. et al., 2000. An assessment of the total external costs of UK agriculture. <text:span text:style-name="T2">Agricultural systems</text:span>, 65(2), 113–136.</text:p>
      <text:p text:style-name="P20"/>
      <text:p text:style-name="P11">Rawles, K, 2010. Beef, Bread and Water: ethical food in a warm and thirsty world. (Lecture in<text:span text:style-name="T6"> the Peter Roberts Memorial Lecture Series sponsored by Compassion in World Farming delivered 20 September 2010, </text:span>Savoy Place, London.)</text:p>
      <text:p text:style-name="P11"/>
      <text:p text:style-name="P11">Rigby, D. &amp; Cáceres, D., 2001. Organic farming and the sustainability of agricultural systems. <text:span text:style-name="T2">Agricultural Systems</text:span>, 68(1), 21-40.</text:p>
      <text:p text:style-name="P17"/>
      <text:p text:style-name="P16">Rogoff, K., 1999. International institutions for reducing global financial instability. <text:span text:style-name="T2">The Journal of Economic Perspectives</text:span>, 13(4), 21–42.</text:p>
      <text:p text:style-name="P16"/>
      <text:p text:style-name="P11">Rosset, P., 2002. Alternative agriculture and crisis in Cuba. <text:span text:style-name="T2">Technology and Society Magazine, IEEE</text:span>, 16(2), 19–25.</text:p>
      <text:p text:style-name="P11"/>
      <text:p text:style-name="P11">Royte, E., 2009. Street Farmer. <text:span text:style-name="T2">The New York Times</text:span>.</text:p>
      <text:p text:style-name="P16"/>
      <text:p text:style-name="P11">Ruttan, V.W., 1999. The transition to agricultural sustainability. <text:span text:style-name="T2">Proceedings of the National Academy of Sciences of the United States of America</text:span>, 96(11), 5960 -5967.</text:p>
      <text:p text:style-name="P17"/>
      <text:p text:style-name="P17">Sala, O.E. et al., 2000. Global biodiversity scenarios for the year 2100. <text:span text:style-name="T2">Science</text:span>, 287(5459), 1770.</text:p>
      <text:p text:style-name="P17"/>
      <text:p text:style-name="P10"><text:soft-page-break/>Shiva, V., Emani, A. &amp; Jafri, A.H., 1999. Globalisation and Threat to Seed Security: Case of Transgenic Cotton Trials in India. <text:span text:style-name="T2">Economic and Political Weekly</text:span>, 34(10/11), 601-613.</text:p>
      <text:p text:style-name="P10"/>
      <text:p text:style-name="P17">Schjønning, P., Elmholt, S. &amp; Christensen, B.T. (ed.s), 2004. Chapter 1. <text:s/>Soil Quality Management - <text:tab/>Concepts and Terms<text:span text:style-name="T2"> . Managing soil quality: challenges in modern agriculture</text:span>, CAB <text:tab/>International.</text:p>
      <text:p text:style-name="P10"/>
      <text:p text:style-name="P10">Shiva, V., 2004. The future of food: countering globalisation and recolonisation of Indian agriculture. <text:span text:style-name="T2">Futures</text:span>, 36(6-7), 715–732.</text:p>
      <text:p text:style-name="P10"/>
      <text:p text:style-name="P10">Smit, J. et al., 1996a. Urban Agriculture . <text:span text:style-name="T2">Food, Jobs and Sustainable Cities, Publication Series for Habitat II</text:span>, Paper No. 11 (20363) Environmentally Sustainable Division, Africa Technical Department (AFTES)(), The World Bank.</text:p>
      <text:p text:style-name="P10"/>
      <text:p text:style-name="P10">Smit, J., 1996b. <text:span text:style-name="T2">Urban agriculture, progress and prospect: 1975-2005</text:span>, The Urban Agricultural Network, Cities Feeding People Series Vol. 18, March 1996.</text:p>
      <text:p text:style-name="P10"/>
      <text:p text:style-name="P10">Stockle, C.O. et al., 1994. A Framework for Evaluating the Sustainability of Agricultural Production Systems. <text:span text:style-name="T2">American Journal of Alternative Agriculture</text:span>, 9(1-2), 45-50.</text:p>
      <text:p text:style-name="P10"/>
      <text:p text:style-name="P11">Taube, K., 2003. <text:s/>Ancient and Contemporary Maya Conceptions About Field and Forest. <text:span text:style-name="T2">In The Lowland Maya Area : Three Millennia at the Human-wildland Interface, </text:span><text:span text:style-name="T6">Gomez-Pompa, A.; Allen, M.F.; Fedick, S.L.; Jiménez-Osornio, J.J.; eds.</text:span>, Binghamton <text:s/>NY: Food Products Press.</text:p>
      <text:p text:style-name="P10"/>
      <text:p text:style-name="P10">Tilman, D. et al., 2002. Agricultural sustainability and intensive production practices. <text:span text:style-name="T2">Nature</text:span>, 418(6898), 671–677.</text:p>
      <text:p text:style-name="P10"/>
      <text:p text:style-name="P10">Tilman, D., 1999. Global environmental impacts of agricultural expansion: the need for sustainable and efficient practices. <text:span text:style-name="T2">Proceedings of the National Academy of Sciences of the United States of America</text:span>, 96(11), 5995.</text:p>
      <text:p text:style-name="P10"/>
      <text:p text:style-name="P10">Toledo, V., et al., 2008. Uso múltiple y biodiversidad entre los mayas yucatecos (méxico). <text:span text:style-name="T2">INCI</text:span>, 33(5), pp.345-352.</text:p>
      <text:p text:style-name="P10"/>
      <text:p text:style-name="P10">Trewavas, A., 2001. Urban myths of organic farming. <text:span text:style-name="T2">Nature</text:span>, 410(6827), 409–410.</text:p>
      <text:p text:style-name="P10"/>
      <text:p text:style-name="P10">UADY, <text:s/>2006. Plan de Estudios de la Licenciatura en Agroecología. Facultad de Medicina Veterinaria y <text:s/>Zootencia, Universidad Autónoma de Yucatán, 2006. Available at: http://www.uady.mx/.</text:p>
      <text:p text:style-name="P12"/>
      <text:p text:style-name="P10">UCS, 2008. CAFOs Uncovered: <text:s/>The Untold Costs of Confined Animal Feeding Operations. Union of Concerned Scientists, 2008. Available at: http://www.ucsusa.org/food_and_agriculture.</text:p>
      <text:p text:style-name="P10"/>
      <text:p text:style-name="P10"><text:soft-page-break/>USC, 2010. Driving the Fox from the Henhouse - 2010 Food Safety Report. Union of Concerned Scientists, September 2010. <text:s/>Available at: http://www.ucsusa.org/scientific_integrity.</text:p>
      <text:p text:style-name="P10"/>
      <text:p text:style-name="P11">USDA, 2010. <text:s/>US Department of Agriculture, Economic Research Service - About ERS - Frequently Asked Questions. Available at: http://www.ers.usda.gov/AboutERS/FAQs.htm [Accessed September 7, 2010].</text:p>
      <text:p text:style-name="P10"/>
      <text:p text:style-name="P10">Vandermeer, J., 1995. The Ecological Basis of Alternative Agriculture. <text:span text:style-name="T2">Annual Review of Ecology and Systematics</text:span>, 26, 201-224.</text:p>
      <text:p text:style-name="P10"/>
      <text:p text:style-name="P10">Vogl, Christian R. and <text:s/>Vogl-Lukasser, Brigitte, 2003. Tradition, Dynamics and Sustainability<text:line-break/>of Plant Species Composition and <text:s/>Management in Homegardens on Organic and Non-Organic Small Scale Farms in Alpine Eastern Tyrol, Austria. <text:span text:style-name="T2">Biological Agriculture and Horticulture</text:span>, Eastern Tyrol.</text:p>
      <text:p text:style-name="P10"/>
      <text:p text:style-name="P17">Vogl, C. R., et al., 2002. <text:s/>Homegardens of Maya Migrants in the District of Palenque <text:tab/><text:tab/>(Chiapas/Mexico): Implications for Sustainable Rural Development. In: Stepp, J.R., <text:tab/>Wyndham, <text:tab/>F.S., and R.K. Zarger (eds.). Ethnobiology and Biocultural Diversity. P 631 – <text:tab/>647. University of Georgia Press</text:p>
      <text:p text:style-name="P10"/>
      <text:p text:style-name="P10">Weber, C.L. and Matthews, H.S., 2008. Food-Miles and the Relative Climate Impacts of Food Choices in the United States. <text:span text:style-name="T2">Environmental Science &amp; Technology</text:span>, 42(10), pp.3508-3513.</text:p>
      <text:p text:style-name="P10"/>
      <text:p text:style-name="P10">Welch, R.M. &amp; Graham, R.D., 1999. A new paradigm for world agriculture: meeting human needs: Productive, sustainable, nutritious. <text:span text:style-name="T2">Field Crops Research</text:span>, 60(1-2), 1–10.</text:p>
      <text:p text:style-name="P10"/>
      <text:p text:style-name="P11">Whigham, Dennis F. et al., 2003. <text:s/>Impacts of Hurricanes on the Forests of Quintana Roo, Yucatán, Mexico. In <text:span text:style-name="T2">The Lowland Maya Area : Three Millennia at the Human-wildland Interface</text:span>, Gomez-Pompa, A.; Allen, M.F.; Fedick, S.L.; Jiménez-Osornio, J.J.; eds. Binghamton <text:s/>NY: Food Products Press.</text:p>
      <text:p text:style-name="P10"/>
      <text:p text:style-name="P10">Wolfe, M.S., 2000. Crop strength through diversity. <text:span text:style-name="T2">Nature</text:span>, 406(6797), 681–682.</text:p>
      <text:p text:style-name="P10"/>
      <text:p text:style-name="P10">Woodsworth, A., 2001. Urban agriculture and sustainable cities. <text:s/><text:span text:style-name="T2">City Farmer</text:span>, Urban Agriculture Notes published by the <text:s/>Canadian Office of Urban Agriculture. (http://www.cityfarmer.org/alexandraUA.html)</text:p>
      <text:p text:style-name="P10"/>
      <text:p text:style-name="P10">Wharton Jr., C.R., 1968. Green Revolution: Cornucopia or Pandora's Box, The. <text:span text:style-name="T2">Foreign Aff.</text:span>, 47, 464.</text:p>
      <text:p text:style-name="P10"/>
      <text:p text:style-name="P10">Yunlong, C. &amp; Smit, B., 1994. Sustainability in agriculture: a general review. <text:span text:style-name="T2">Agriculture, Ecosystems &amp; Environment</text:span>, 49(3), 299-3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Lucida Grande" svg:font-family="'Lucida Grande', 'Courier New'"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AMT"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fo:color="#000000" style:font-name="Lucida Grande" fo:font-size="13pt" fo:font-weight="bold" style:font-name-asian="Times" style:font-size-asian="13pt" style:font-weight-asian="bol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Head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font-size-asian="10pt" style:font-style-asian="italic"/>
    </style:style>
    <style:style style:name="Sender_20_in_20_adressee_20_field" style:display-name="Sender in adressee field" style:family="paragraph" style:parent-style-name="Standard" style:next-style-name="Standard">
      <style:paragraph-properties fo:margin-top="0in" fo:margin-bottom="0.0783in" style:line-height-at-least="0.139in" fo:text-align="center" style:justify-single-word="false" fo:keep-together="auto" fo:orphans="0" fo:widows="0" fo:hyphenation-ladder-count="no-limit"/>
      <style:text-properties fo:font-size="6pt" fo:letter-spacing="normal" style:font-size-asian="6pt" fo:hyphenate="false" fo:hyphenation-remain-char-count="2" fo:hyphenation-push-char-count="2"/>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fixed"/>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fixed"/>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fixed"/>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fixed"/>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8.75pt" style:font-size-complex="10pt"/>
    </style:style>
    <style:page-layout style:name="pm1">
      <style:page-layout-properties fo:page-width="8.5in" fo:page-height="11in" style:num-format="1" style:print-orientation="portrait" fo:margin-top="0.8201in" fo:margin-bottom="0.8201in" fo:margin-left="0.7902in" fo:margin-right="0.7902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Page <text:page-number text:select-page="current"/> of ?? </text:p>
      </style:header>
      <style:footer>
        <text:p text:style-name="P2">Copyright Bruce D. Marron, 2010</text:p>
      </style:footer>
    </style:master-page>
    <style:master-page style:name="First_20_Page" style:display-name="First Page" style:page-layout-name="pm2" style:next-style-name="Standard"/>
    <style:master-page style:name="Footnote" style:page-layout-name="pm3"/>
    <style:master-page style:name="Index"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posal for Post-Graduate Studies in Cross-Cultural Sustainable Agriculture Leading to a Doctoral Degree in Sustainable Urban</dc:title>
    <meta:initial-creator>IT Department</meta:initial-creator>
    <meta:creation-date>2010-04-02T08:42:00</meta:creation-date>
    <dc:date>2011-10-06T12:43:50</dc:date>
    <meta:print-date>2010-12-01T17:47:36</meta:print-date>
    <meta:editing-cycles>575</meta:editing-cycles>
    <meta:editing-duration>P5DT21H12M23S</meta:editing-duration>
    <meta:user-defined meta:name="Info 1"/>
    <meta:user-defined meta:name="Info 2"/>
    <meta:user-defined meta:name="Info 3"/>
    <meta:user-defined meta:name="Info 4"/>
    <meta:document-statistic meta:table-count="2" meta:image-count="0" meta:object-count="0" meta:page-count="19" meta:paragraph-count="214" meta:word-count="6187" meta:character-count="42016"/>
  </office:meta>
</office:document-meta>
</file>